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a1d" officeooo:paragraph-rsid="001c0ad8"/>
    </style:style>
    <style:style style:name="P2" style:family="paragraph" style:parent-style-name="Standard">
      <style:text-properties officeooo:rsid="001c2dca" officeooo:paragraph-rsid="001c2dca"/>
    </style:style>
    <style:style style:name="T1" style:family="text">
      <style:text-properties officeooo:rsid="001c0ad8"/>
    </style:style>
    <style:style style:name="T2" style:family="text">
      <style:text-properties officeooo:rsid="001c2dca"/>
    </style:style>
    <style:style style:name="T3" style:family="text">
      <style:text-properties officeooo:rsid="001cf37a"/>
    </style:style>
    <style:style style:name="T4" style:family="text">
      <style:text-properties officeooo:rsid="001ebdec"/>
    </style:style>
    <style:style style:name="T5" style:family="text">
      <style:text-properties officeooo:rsid="0020b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 – Read Eval Print Lop – interaktywny terminal, do ktorego uzyskasz dostep po wpisaniu node (np w terminalu). Podobne rozwiazanie w konsoli przegladarki. Node jest dostarczony razem z REPL JavaScript.<text:line-break/></text:p>
      <text:p text:style-name="P1">- <text:span text:style-name="T1">uruchamiamy wpisując ‘node’ w terminalu</text:span><text:line-break/>- stan odczytu, tego co tam wprowadzamy, stan analizy danych, <text:s/>stan wydruku (wszystkiego co zostaje przetworzone)<text:line-break/>- do nauki, do eksperymentowania</text:p>
      <text:p text:style-name="P1"/>
      <text:p text:style-name="P1">.<text:span text:style-name="T2">editor – stan w torym mozemy pisac w wielu liniach</text:span></text:p>
      <text:p text:style-name="P2">ctrl + d – wychodzimy i uruchamiamy</text:p>
      <text:p text:style-name="P2">- <text:span text:style-name="T3">2 x tab – dostajemy liste wszystkich obiektow do ktorych mamy dostep</text:span></text:p>
      <text:p text:style-name="P2"/>
      <text:p text:style-name="P2">- <text:span text:style-name="T5">z pozio</text:span></text:p>
      <text:p text:style-name="P2"/>
      <text:p text:style-name="P2"/>
      <text:p text:style-name="P2">.<text:span text:style-name="T4">global – podobnie jak window w przegladrace</text:span></text:p>
      <text:p text:style-name="P2">.<text:span text:style-name="T5">process - 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3:07:01.260451413</meta:creation-date>
    <meta:generator>LibreOffice/6.4.7.2$Linux_X86_64 LibreOffice_project/40$Build-2</meta:generator>
    <dc:date>2022-05-23T13:20:57.619454642</dc:date>
    <meta:editing-duration>PT13M53S</meta:editing-duration>
    <meta:editing-cycles>6</meta:editing-cycles>
    <meta:document-statistic meta:table-count="0" meta:image-count="0" meta:object-count="0" meta:page-count="1" meta:paragraph-count="8" meta:word-count="94" meta:character-count="613" meta:non-whitespace-character-count="518"/>
  </office:meta>
</office:document-meta>
</file>